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45cm" draw:marker-end-width="0.245cm" draw:fill="solid" draw:fill-color="#e6e6e6" draw:textarea-horizontal-align="justify" draw:textarea-vertical-align="middle" draw:auto-grow-height="false" fo:padding-top="0.015cm" fo:padding-bottom="0.015cm" fo:padding-left="0.015cm" fo:padding-right="0.015cm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175cm" svg:height="1.27cm" svg:x="1.626cm" svg:y="7.341cm">
          <text:p text:style-name="P1"><text:span text:style-name="T1">Kism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7.62cm" svg:height="1.27cm" svg:x="1.626cm" svg:y="9.881cm">
          <text:p text:style-name="P1"><text:span text:style-name="T1">C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0" draw:layer="layout" svg:width="3.175cm" svg:height="1.27cm" svg:x="16.231cm" svg:y="13.691cm">
          <text:p text:style-name="P1"><text:span text:style-name="T1">iC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175cm" svg:height="1.27cm" svg:x="16.231cm" svg:y="11.151cm">
          <text:p text:style-name="P1"><text:span text:style-name="T1">J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8.255cm" svg:height="1.27cm" svg:x="6.071cm" svg:y="13.691cm">
          <text:p text:style-name="P1"><text:span text:style-name="T1">Baby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175cm" svg:height="1.27cm" svg:x="11.151cm" svg:y="6.071cm">
          <text:p text:style-name="P1"><text:span text:style-name="T1">Obre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3.175cm" svg:height="1.27cm" svg:x="11.151cm" svg:y="8.611cm">
          <text:p text:style-name="P1"><text:span text:style-name="T1">D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3.175cm" svg:height="1.27cm" svg:x="11.151cm" svg:y="11.151cm">
          <text:p text:style-name="P1"><text:span text:style-name="T1">Mert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27cm" svg:x="6.071cm" svg:y="7.341cm">
          <text:p text:style-name="P1"><text:span text:style-name="T1">Lasz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3.175cm" svg:height="1.27cm" svg:x="16.231cm" svg:y="16.231cm">
          <text:p text:style-name="P1"><text:span text:style-name="T1">KASP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801cm" svg:y1="7.976cm" svg:x2="5.436cm" svg:y2="9.881cm" draw:start-shape="id1" draw:start-glue-point="1" draw:end-shape="id2" draw:end-glue-point="0">
          <text:p/>
        </draw:connector>
        <draw:connector draw:style-name="gr3" draw:text-style-name="P3" draw:layer="layout" draw:type="line" svg:x1="4.801cm" svg:y1="7.976cm" svg:x2="6.071cm" svg:y2="7.976cm" draw:start-shape="id1" draw:start-glue-point="1" draw:end-shape="id3" draw:end-glue-point="3">
          <text:p/>
        </draw:connector>
        <draw:connector draw:style-name="gr3" draw:text-style-name="P3" draw:layer="layout" draw:type="line" svg:x1="9.881cm" svg:y1="13.691cm" svg:x2="11.151cm" svg:y2="6.706cm" draw:start-shape="id4" draw:end-shape="id5" draw:end-glue-point="3">
          <text:p/>
        </draw:connector>
        <draw:connector draw:style-name="gr3" draw:text-style-name="P3" draw:layer="layout" draw:type="line" svg:x1="9.881cm" svg:y1="13.691cm" svg:x2="11.151cm" svg:y2="9.246cm" draw:start-shape="id4" draw:start-glue-point="1" draw:end-shape="id6" draw:end-glue-point="3">
          <text:p/>
        </draw:connector>
        <draw:connector draw:style-name="gr3" draw:text-style-name="P3" draw:layer="layout" draw:type="line" svg:x1="9.881cm" svg:y1="13.691cm" svg:x2="11.151cm" svg:y2="11.786cm" draw:start-shape="id4" draw:start-glue-point="1" draw:end-shape="id7" draw:end-glue-point="3">
          <text:p/>
        </draw:connector>
        <draw:connector draw:style-name="gr3" draw:text-style-name="P3" draw:layer="layout" draw:type="line" svg:x1="5.436cm" svg:y1="11.151cm" svg:x2="7.976cm" svg:y2="13.691cm" draw:start-shape="id2" draw:start-glue-point="2" draw:end-shape="id4" draw:end-glue-point="3">
          <text:p/>
        </draw:connector>
        <draw:connector draw:style-name="gr3" draw:text-style-name="P3" draw:layer="layout" draw:type="line" svg:x1="14.326cm" svg:y1="14.326cm" svg:x2="16.231cm" svg:y2="11.786cm" draw:start-shape="id8" draw:start-glue-point="1" draw:end-shape="id9" draw:end-glue-point="3">
          <text:p/>
        </draw:connector>
        <draw:connector draw:style-name="gr3" draw:text-style-name="P3" draw:layer="layout" draw:type="line" svg:x1="14.326cm" svg:y1="14.326cm" svg:x2="16.231cm" svg:y2="14.326cm" draw:start-shape="id8" draw:start-glue-point="1" draw:end-shape="id10" draw:end-glue-point="3">
          <text:p/>
        </draw:connector>
        <draw:connector draw:style-name="gr3" draw:text-style-name="P3" draw:layer="layout" draw:type="line" svg:x1="14.326cm" svg:y1="14.326cm" svg:x2="16.231cm" svg:y2="16.866cm" draw:start-shape="id8" draw:start-glue-point="1" draw:end-shape="id11" draw:end-glue-point="3">
          <text:p/>
        </draw:connector>
        <draw:custom-shape draw:style-name="gr1" draw:text-style-name="P2" draw:id="id12" draw:layer="layout" svg:width="3.175cm" svg:height="1.27cm" svg:x="6.071cm" svg:y="4.801cm">
          <text:p text:style-name="P1"><text:span text:style-name="T1">K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801cm" svg:y1="7.976cm" svg:x2="6.071cm" svg:y2="5.436cm" draw:start-shape="id1" draw:start-glue-point="1" draw:end-shape="id12" draw:end-glue-point="3">
          <text:p/>
        </draw:connector>
        <draw:line draw:style-name="gr4" draw:text-style-name="P3" draw:id="id4" draw:layer="layout" svg:x1="7.976cm" svg:y1="13.691cm" svg:x2="9.881cm" svg:y2="13.691cm">
          <text:p/>
        </draw:lin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22T16:46:27</dc:date>
    <dc:language>en-US</dc:language>
    <meta:editing-cycles>13</meta:editing-cycles>
    <meta:editing-duration>PT11H44M4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